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roid Sans Mono" svg:font-family="'Droid Sans Mono', monospace, monospace"/>
    <style:font-face style:name="Google Sans" svg:font-family="'Google Sans', 'Helvetica Neue', Arial, sans-serif"/>
    <style:font-face style:name="Hack" svg:font-family="Hack" style:font-pitch="fixed"/>
    <style:font-face style:name="Latin Modern Mono Prop" svg:font-family="'Latin Modern Mono Prop'" style:font-pitch="variable"/>
    <style:font-face style:name="Latin Modern Sans" svg:font-family="'Latin Modern Sans'" style:font-family-generic="swiss" style:font-pitch="variable"/>
    <style:font-face style:name="Latin Modern Sans Demi Cond" svg:font-family="'Latin Modern Sans Demi Con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_Main" svg:font-family="MathJax_Main" style:font-pitch="variable"/>
    <style:font-face style:name="MathJax_Math" svg:font-family="MathJax_Math" style:font-pitch="variable"/>
    <style:font-face style:name="MathJax_Script" svg:font-family="MathJax_Script" style:font-pitch="variable"/>
    <style:font-face style:name="MathJax_Typewriter" svg:font-family="MathJax_Typewriter" style:font-family-generic="modern" style:font-pitch="variable"/>
    <style:font-face style:name="Nimbus Mono PS" svg:font-family="'Nimbus Mono PS'" style:font-pitch="fixed"/>
    <style:font-face style:name="Nimbus Sans" svg:font-family="'Nimbus Sans'" style:font-family-generic="swiss" style:font-pitch="variable"/>
    <style:font-face style:name="Noto Sans" svg:font-family="'Noto Sans'" style:font-family-generic="system" style:font-pitch="variable"/>
    <style:font-face style:name="esint10" svg:font-family="esint10" style:font-pitch="variable"/>
  </office:font-face-decls>
  <office:automatic-styles>
    <style:style style:name="P1" style:family="paragraph" style:parent-style-name="Standard">
      <style:text-properties style:font-name="Nimbus Sans" officeooo:rsid="001e5c5b" officeooo:paragraph-rsid="001e5c5b"/>
    </style:style>
    <style:style style:name="P2" style:family="paragraph" style:parent-style-name="Standard">
      <style:text-properties style:font-name="Nimbus Sans" style:text-underline-style="solid" style:text-underline-width="auto" style:text-underline-color="font-color" officeooo:rsid="001e5c5b" officeooo:paragraph-rsid="001e5c5b"/>
    </style:style>
    <style:style style:name="P3" style:family="paragraph" style:parent-style-name="Standard">
      <style:text-properties fo:color="#000000" loext:opacity="100%" style:font-name="Nimbus Sans" officeooo:rsid="001e5c5b" officeooo:paragraph-rsid="001e5c5b"/>
    </style:style>
    <style:style style:name="P4" style:family="paragraph" style:parent-style-name="Standard">
      <style:text-properties fo:color="#000000" loext:opacity="100%" style:font-name="Nimbus Sans" fo:font-size="12pt" fo:font-weight="normal" officeooo:rsid="001e5c5b" officeooo:paragraph-rsid="001e5c5b" fo:background-color="transparent" style:font-size-asian="12pt" style:font-weight-asian="normal" style:font-size-complex="12pt" style:font-weight-complex="normal"/>
    </style:style>
    <style:style style:name="P5" style:family="paragraph" style:parent-style-name="Standard">
      <style:paragraph-properties style:line-height-at-least="0.503cm"/>
      <style:text-properties fo:color="#000000" loext:opacity="100%" style:font-name="Nimbus Sans" fo:font-size="12pt" fo:font-weight="normal" officeooo:rsid="001e5c5b" officeooo:paragraph-rsid="001e5c5b" fo:background-color="transparent" style:font-size-asian="12pt" style:font-weight-asian="normal" style:font-size-complex="12pt" style:font-weight-complex="normal"/>
    </style:style>
    <style:style style:name="P6" style:family="paragraph" style:parent-style-name="Standard">
      <style:text-properties fo:color="#000000" loext:opacity="100%" style:font-name="Nimbus Sans" fo:font-size="12pt" fo:font-weight="normal" officeooo:paragraph-rsid="001e5c5b" fo:background-color="transparent" style:font-size-asian="12pt" style:font-weight-asian="normal" style:font-size-complex="12pt" style:font-weight-complex="normal"/>
    </style:style>
    <style:style style:name="P7" style:family="paragraph" style:parent-style-name="Standard">
      <style:text-properties fo:color="#000000" loext:opacity="100%" style:font-name="Nimbus Sans" fo:font-size="12pt" fo:font-weight="normal" officeooo:paragraph-rsid="001e5c5b"/>
    </style:style>
    <style:style style:name="P8" style:family="paragraph" style:parent-style-name="Standard">
      <style:text-properties fo:color="#000000" loext:opacity="100%" style:font-name="Nimbus Sans" fo:font-size="12pt" fo:font-weight="normal" officeooo:rsid="001e5c5b" officeooo:paragraph-rsid="001e5c5b"/>
    </style:style>
    <style:style style:name="P9" style:family="paragraph" style:parent-style-name="Standard">
      <style:paragraph-properties style:line-height-at-least="0.503cm"/>
      <style:text-properties fo:color="#000000" loext:opacity="100%" style:font-name="MathJax_Typewriter" fo:font-size="12pt" fo:font-weight="normal" officeooo:rsid="001e5c5b" officeooo:paragraph-rsid="001e5c5b" fo:background-color="transparent" style:font-size-asian="12pt" style:font-weight-asian="normal" style:font-size-complex="12pt" style:font-weight-complex="normal"/>
    </style:style>
    <style:style style:name="P10" style:family="paragraph" style:parent-style-name="Standard">
      <style:paragraph-properties style:line-height-at-least="0.503cm"/>
      <style:text-properties fo:color="#000000" loext:opacity="100%" style:font-name="Nimbus Mono PS" fo:font-size="12pt" fo:font-weight="normal" officeooo:paragraph-rsid="001e5c5b" fo:background-color="transparent" style:font-size-asian="12pt" style:font-weight-asian="normal" style:font-size-complex="12pt" style:font-weight-complex="normal"/>
    </style:style>
    <style:style style:name="P11" style:family="paragraph" style:parent-style-name="Standard">
      <style:paragraph-properties style:line-height-at-least="0.503cm"/>
      <style:text-properties fo:color="#000000" loext:opacity="100%" style:font-name="Nimbus Mono PS" fo:font-size="12pt" fo:font-weight="normal" officeooo:rsid="001e5c5b" officeooo:paragraph-rsid="001e5c5b" fo:background-color="transparent" style:font-size-asian="12pt" style:font-weight-asian="normal" style:font-size-complex="12pt" style:font-weight-complex="normal"/>
    </style:style>
    <style:style style:name="P12" style:family="paragraph" style:parent-style-name="Standard">
      <style:text-properties fo:color="#000000" loext:opacity="100%" style:font-name="Nimbus Mono PS" fo:font-size="12pt" fo:font-weight="normal" officeooo:rsid="001e5c5b" officeooo:paragraph-rsid="001e5c5b" fo:background-color="transparent" style:font-size-asian="12pt" style:font-weight-asian="normal" style:font-size-complex="12pt" style:font-weight-complex="normal"/>
    </style:style>
    <style:style style:name="P13" style:family="paragraph" style:parent-style-name="Standard">
      <style:text-properties fo:color="#000000" loext:opacity="100%" style:font-name="Nimbus Mono PS" fo:font-size="12pt" fo:font-weight="normal" officeooo:rsid="001e5c5b" officeooo:paragraph-rsid="001e5c5b"/>
    </style:style>
    <style:style style:name="P14" style:family="paragraph" style:parent-style-name="Standard">
      <style:text-properties fo:color="#000000" loext:opacity="100%" style:font-name="Nimbus Mono PS" fo:font-size="12pt" fo:font-weight="normal" officeooo:rsid="001eb32e" officeooo:paragraph-rsid="001eb32e"/>
    </style:style>
    <style:style style:name="T1" style:family="text">
      <style:text-properties officeooo:rsid="001e5c5b"/>
    </style:style>
    <style:style style:name="T2" style:family="text">
      <style:text-properties fo:font-size="12pt" fo:font-weight="normal" fo:background-color="transparent" loext:char-shading-value="0"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fo:font-weight="bold" fo:background-color="transparent" loext:char-shading-value="0" style:font-size-asian="12pt" style:font-weight-asian="bold" style:font-size-complex="12pt" style:font-weight-complex="bold"/>
    </style:style>
    <style:style style:name="T5" style:family="text">
      <style:text-properties officeooo:rsid="001e5c5b" fo:background-color="transparent" loext:char-shading-value="0" style:font-size-asian="12pt" style:font-weight-asian="normal" style:font-size-complex="12pt" style:font-weight-complex="normal"/>
    </style:style>
    <style:style style:name="T6" style:family="text">
      <style:text-properties fo:background-color="transparent" loext:char-shading-value="0" style:font-size-asian="12pt" style:font-weight-asian="normal" style:font-size-complex="12pt" style:font-weight-complex="normal"/>
    </style:style>
    <style:style style:name="T7" style:family="text">
      <style:text-properties style:font-name="Nimbus Mono PS"/>
    </style:style>
    <style:style style:name="T8" style:family="text">
      <style:text-properties style:font-name="Nimbus Mono PS" fo:background-color="transparent" loext:char-shading-value="0"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maine 1</text:p>
      <text:p text:style-name="P1">Objectifs : </text:p>
      <text:p text:style-name="P1">- Écrire la liste des tâches dans un fichier texte</text:p>
      <text:p text:style-name="P1">- Lire le fichier</text:p>
      <text:p text:style-name="P3">- Créer un graphe correspondant, à l’aide d’un algo</text:p>
      <text:p text:style-name="P3"/>
      <text:p text:style-name="P3"><text:span text:style-name="T3">1ère phase, </text:span>réflexion : quel format de fichier texte adopter ?<text:line-break/>En effet, dans l’exemple du projet, les tâches sont répertoriées dans un tableau avec plusieurs colonnes : numéro de tâche, description, durée, tâches précédentes.</text:p>
      <text:p text:style-name="P3">Au début j’ai pensé à utiliser un fichier CSV, en mettant une tâche par ligne et en séparant <text:span text:style-name="T2">les colonnes par des virgules (ex : 2, « Charpente », 3, 1). Cependant, pour les tâches précédentes, lorsqu’il y a plusieurs valeurs, il n’est plus possible de faire la différence entre les valeurs et les colonnes.</text:span></text:p>
      <text:p text:style-name="P4">J’ai donc choisi d’utiliser plutôt un fichier JSON, avec clé et valeur comme ceci :</text:p>
      <text:p text:style-name="P4"/>
      <text:p text:style-name="P10"><text:span text:style-name="T1">{</text:span></text:p>
      <text:p text:style-name="P11"><text:s text:c="3"/>"num" : 9,</text:p>
      <text:p text:style-name="P11"><text:s text:c="3"/>"description" : "Cuisine",</text:p>
      <text:p text:style-name="P11"><text:s text:c="3"/>"duree" : 2,</text:p>
      <text:p text:style-name="P11"><text:s text:c="3"/>"predecesseur" : [8]</text:p>
      <text:p text:style-name="P11">},</text:p>
      <text:p text:style-name="P11">{</text:p>
      <text:p text:style-name="P11"><text:s text:c="3"/>"num" : 10,</text:p>
      <text:p text:style-name="P11"><text:s text:c="3"/>"description" : "Installation",</text:p>
      <text:p text:style-name="P11"><text:s text:c="3"/>"duree" : 1,</text:p>
      <text:p text:style-name="P11"><text:s text:c="3"/>"predecesseur" : [5, 7, 9]</text:p>
      <text:p text:style-name="P11">}</text:p>
      <text:p text:style-name="P9"/>
      <text:p text:style-name="P5">Les tâches précédentes sont stockés dans une liste.</text:p>
      <text:p text:style-name="P6"/>
      <text:p text:style-name="P4"><text:span text:style-name="T3">2ème phase</text:span>, lecture du fichier JSON dans le script Python.</text:p>
      <text:p text:style-name="P4">Pour lire ce fichier, il faut utiliser la fonction Python <text:span text:style-name="T7">open() </text:span>et importer le module json. Cela donne ceci :</text:p>
      <text:p text:style-name="P4"/>
      <text:p text:style-name="P12">import json</text:p>
      <text:p text:style-name="P12"/>
      <text:p text:style-name="P12">fichier = open("graphe.json", "r")</text:p>
      <text:p text:style-name="P12">taches = json.load(fichier)</text:p>
      <text:p text:style-name="P12"/>
      <text:p text:style-name="P4">On a donc la liste des tâches sur lesquelles travailler.</text:p>
      <text:p text:style-name="P4"/>
      <text:p text:style-name="P4"><text:span text:style-name="T3">3ème phase</text:span>, créer un graphe.</text:p>
      <text:p text:style-name="P4">Avant cela, il faut commencer par créer un graphe. Comment faire ? En utilisant le module networkx (<text:a xlink:type="simple" xlink:href="https://networkx.org/" text:style-name="Internet_20_link" text:visited-style-name="Visited_20_Internet_20_Link">https://networkx.org/</text:a>) que j’ai trouvé en faisant une simple recherche google.</text:p>
      <text:p text:style-name="P4">Je l’ai installé d’abord (<text:span text:style-name="T7">sudo apt install python3-networkx</text:span>) puis importé dans mon script (<text:span text:style-name="T7">import networkx as nx</text:span>).</text:p>
      <text:p text:style-name="P4">Je peux donc initialiser un graphe vide : <text:span text:style-name="T7">G = nx.DiGraph()</text:span></text:p>
      <text:p text:style-name="P4"/>
      <text:p text:style-name="P4">La suite consiste donc en l’ajout de n segments en fonction de k tâches.</text:p>
      <text:p text:style-name="P4">Pour cela, je parcours l’ensemble des tâches et pour chaque tâche je récupère le numéro, <text:soft-page-break/>la durée, le prédécesseur, et je crée un segment (<text:span text:style-name="T7">G.add_edge()</text:span>) au graphe.</text:p>
      <text:p text:style-name="P4">Le premier point important est qu’il faut se soucier des tâches ayant plusieurs prédécesseurs.</text:p>
      <text:p text:style-name="P4">Ce que j’ai fait c’est que je regarde si la liste des prédécesseurs est supérieure à 1, si c’est le cas alors pour chaque prédécesseur de cette liste je crée un segment.</text:p>
      <text:p text:style-name="P4">Si ce n’est pas le cas, alors je crée un seul segment avec le seul et unique prédécesseur de cette liste.</text:p>
      <text:p text:style-name="P4">Le deuxième point important est le cas de la tâche n’ayant pas de prédécesseur, il s’agit de la première tâche du projet. Lorsque cette tâche est rencontrée dans la boucle on ne fait tout simplement rien car c’est la tâche suivante qui « se chargera » de créer un segment.</text:p>
      <text:p text:style-name="P7"><text:span text:style-name="T5">Enfin, il faut également créer un nœud final, la tâche Tau, liée à la dernière tâche du projet.</text:span></text:p>
      <text:p text:style-name="P7"><text:span text:style-name="T5"/></text:p>
      <text:p text:style-name="P8"><text:span text:style-name="T4">4ème phase</text:span><text:span text:style-name="T6">, dessiner le graphe pour vérifier le résultat.</text:span></text:p>
      <text:p text:style-name="P8"><text:span text:style-name="T6">Avec le module networkx, on ne peut pas dessiner le graphe visuellement, il faut importer un autre module : matplotlib (</text:span><text:span text:style-name="T8">import matplotlib.pyplot as plt</text:span><text:span text:style-name="T6">).</text:span></text:p>
      <text:p text:style-name="P8"><text:span text:style-name="T6">Le souci que j’ai rencontré à ce niveau là c’était la position des éléments, il était mis aléatoirement. J’ai fais des recherches et en fait le module offre différents positionnements possibles, j’ai choisi shell_layout qui est plus lisible que les autres.</text:span></text:p>
      <text:p text:style-name="P8"><text:span text:style-name="T6">Le dessin du graphe se fait avec la fonction draw() qui prend, dans mon cas, en paramètre le graphe, le positionnement choisi (pos), l’affichage ou non des numéros de tâche (with_labels), l’affichage ou non des flèches entre les tâches (arrows), la taille des nœuds (node_size), et la couleur de ceux-ci (node_color). Cela donne donc :</text:span></text:p>
      <text:p text:style-name="P8"><text:span text:style-name="T6"/></text:p>
      <text:p text:style-name="P13"><text:span text:style-name="T6">nx.draw(G, pos, with_labels=True, arrows=True, node_size=700, node_color="skyblue")</text:span></text:p>
      <text:p text:style-name="P13"><text:span text:style-name="T6"/></text:p>
      <text:p text:style-name="P8"><text:span text:style-name="T6">avec ensuite l’affichage du graphe :</text:span></text:p>
      <text:p text:style-name="P13"><text:span text:style-name="T6"/></text:p>
      <text:p text:style-name="P13">plt.show()</text:p>
      <text:p text:style-name="P13"/>
      <text:p text:style-name="P8">On peut ensuite stopper la lecture du fichier puisque tous les traitements on été faits.</text:p>
      <text:p text:style-name="P13"/>
      <text:p text:style-name="P13">fichier.close()</text:p>
      <text:p text:style-name="P13"/>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roid Sans Mono" svg:font-family="'Droid Sans Mono', monospace, monospace"/>
    <style:font-face style:name="Google Sans" svg:font-family="'Google Sans', 'Helvetica Neue', Arial, sans-serif"/>
    <style:font-face style:name="Hack" svg:font-family="Hack" style:font-pitch="fixed"/>
    <style:font-face style:name="Latin Modern Mono Prop" svg:font-family="'Latin Modern Mono Prop'" style:font-pitch="variable"/>
    <style:font-face style:name="Latin Modern Sans" svg:font-family="'Latin Modern Sans'" style:font-family-generic="swiss" style:font-pitch="variable"/>
    <style:font-face style:name="Latin Modern Sans Demi Cond" svg:font-family="'Latin Modern Sans Demi Con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_Main" svg:font-family="MathJax_Main" style:font-pitch="variable"/>
    <style:font-face style:name="MathJax_Math" svg:font-family="MathJax_Math" style:font-pitch="variable"/>
    <style:font-face style:name="MathJax_Script" svg:font-family="MathJax_Script" style:font-pitch="variable"/>
    <style:font-face style:name="MathJax_Typewriter" svg:font-family="MathJax_Typewriter" style:font-family-generic="modern" style:font-pitch="variable"/>
    <style:font-face style:name="Nimbus Mono PS" svg:font-family="'Nimbus Mono PS'" style:font-pitch="fixed"/>
    <style:font-face style:name="Nimbus Sans" svg:font-family="'Nimbus Sans'" style:font-family-generic="swiss" style:font-pitch="variable"/>
    <style:font-face style:name="Noto Sans" svg:font-family="'Noto Sans'" style:font-family-generic="system" style:font-pitch="variable"/>
    <style:font-face style:name="esint10" svg:font-family="esint10"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DejaVu Sans1"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DejaVu Sans1" style:font-size-asian="12pt" style:language-asian="zh" style:country-asian="CN" style:font-name-complex="DejaVu Sans1"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09T15:17:38.501608441</dc:date>
    <meta:editing-duration>PT1H51M1S</meta:editing-duration>
    <meta:editing-cycles>2</meta:editing-cycles>
    <meta:generator>LibreOffice/7.4.7.2$Linux_X86_64 LibreOffice_project/40$Build-2</meta:generator>
    <meta:document-statistic meta:table-count="0" meta:image-count="0" meta:object-count="0" meta:page-count="2" meta:paragraph-count="47" meta:word-count="613" meta:character-count="3660" meta:non-whitespace-character-count="3069"/>
  </office:meta>
</office:document-meta>
</file>